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Javascript and Graphics Home 基本的JavaScript和图形首页</text:p>
      <text:p text:style-name="Standard"/>
      <text:p text:style-name="Standard">Lesson 1: Hello World 第1课：你好世界</text:p>
      <text:p text:style-name="Standard">Video: Hello World 视频：你好世界</text:p>
      <text:p text:style-name="Standard">Example: Hello World 例如：你好世界</text:p>
      <text:p text:style-name="Standard">Assignment: Your Name and Hobby 分配：您的姓名和爱好</text:p>
      <text:p text:style-name="Standard"/>
      <text:p text:style-name="Standard">Lesson 2: Variables 第2课：变量</text:p>
      <text:p text:style-name="Standard">Video: Variables <text:s/>视频：变量</text:p>
      <text:p text:style-name="Standard">Example: Basic Variables 例如：基本变量</text:p>
      <text:p text:style-name="Standard">Assignment: Apples and Oranges 转让：苹果和桔子</text:p>
      <text:p text:style-name="Standard"/>
      <text:p text:style-name="Standard">Lesson 3: User Input 第3课：用户输入</text:p>
      <text:p text:style-name="Standard">Video: User Input 视频：用户输入</text:p>
      <text:p text:style-name="Standard">Example: Basic User Input 例如：基本用户输入</text:p>
      <text:p text:style-name="Standard">Assignment: Grocery Store 赋值：杂货店</text:p>
      <text:p text:style-name="Standard"/>
      <text:p text:style-name="Standard">Lesson 4: Basic Math in Javascript 第4课：在Javascript中的基本数学</text:p>
      <text:p text:style-name="Standard">Video: Basic Math in Javascript 视频：在Javascript中的基本数学</text:p>
      <text:p text:style-name="Standard">Example: Simple Calculator 例如：简单的计算器</text:p>
      <text:p text:style-name="Standard">Example: Dollars to Pounds 例如：美元兑英镑</text:p>
      <text:p text:style-name="Standard">Example: Dividing Up Groups 例如：拆分组</text:p>
      <text:p text:style-name="Standard">Assignment: T-Shirt Shop 分配：T恤店</text:p>
      <text:p text:style-name="Standard">Assignment: Running Speed 任务：运行速度</text:p>
      <text:p text:style-name="Standard"/>
      <text:p text:style-name="Standard">Lesson 5: Using Graphics in Javascript 第5课：在Javascript中使用图形</text:p>
      <text:p text:style-name="Standard">Video: Graphics 视频：图形</text:p>
      <text:p text:style-name="Standard">Example: Graphics Hello World 例如：图形你好世界</text:p>
      <text:p text:style-name="Standard">Example: Blue Circle 例如：蓝圈</text:p>
      <text:p text:style-name="Standard">Example: Red Rectangle 例如：红色矩形</text:p>
      <text:p text:style-name="Standard">Example: 8 Ball 例如：八球</text:p>
      <text:p text:style-name="Standard">Assignment: French Flag 分配：法国国旗</text:p>
      <text:p text:style-name="Standard">Assignment: Snowman 分配：雪人</text:p>
      <text:p text:style-name="Standard"/>
      <text:p text:style-name="Standard">Lesson 6: Booleans 第6课：布尔值</text:p>
      <text:p text:style-name="Standard">Video: Booleans 视频：布尔值</text:p>
      <text:p text:style-name="Standard">Example: First Boolean 例如：第一布尔</text:p>
      <text:p text:style-name="Standard">Assignment: Do You Have A Dog? 任务：你有一只狗？</text:p>
      <text:p text:style-name="Standard"/>
      <text:p text:style-name="Standard">Lesson 7: Logical Operators 第7课：逻辑运算符</text:p>
      <text:p text:style-name="Standard">Video: Logical Operators 视频：逻辑运算符</text:p>
      <text:p text:style-name="Standard">Example: Light Switch 例如：灯开关</text:p>
      <text:p text:style-name="Standard">Example: President 例如：总统</text:p>
      <text:p text:style-name="Standard">Example: Wasting Time 例如：浪费时间</text:p>
      <text:p text:style-name="Standard"><text:soft-page-break/>Assignment: Can You Graduate? 任务：你可以毕业？</text:p>
      <text:p text:style-name="Standard">Assignment: The Weekend 分配：本周末</text:p>
      <text:p text:style-name="Standard"/>
      <text:p text:style-name="Standard">Lesson 8: Comparison Operators 第8课：比较操作符</text:p>
      <text:p text:style-name="Standard">Video: Comparison Operators 视频：比较操作符</text:p>
      <text:p text:style-name="Standard">Example: Walk Into A Bar 例如：走进一家酒吧</text:p>
      <text:p text:style-name="Standard">Example: Grade Range 例如：等级范围</text:p>
      <text:p text:style-name="Standard">Assignment: Rolling Dice 分配：骰子</text:p>
      <text:p text:style-name="Standard">Assignment: All Star 作业：全明星</text:p>
      <text:p text:style-name="Standard"/>
      <text:p text:style-name="Standard">Lesson 9: If Statements 第9课：如果报表</text:p>
      <text:p text:style-name="Standard">Video: If Statements 视频：如果报表</text:p>
      <text:p text:style-name="Standard">Example: Negative Numbers 例如：负数</text:p>
      <text:p text:style-name="Standard">Example: Great Names 例如：伟大的名字</text:p>
      <text:p text:style-name="Standard">Example: Even and Odd 例如：偶奇</text:p>
      <text:p text:style-name="Standard">Example: Secret Password 例如：加密密码</text:p>
      <text:p text:style-name="Standard">Assignment: Teenagers 分配：青少年</text:p>
      <text:p text:style-name="Standard">Assignment: Stop Light 分配：刹车灯</text:p>
      <text:p text:style-name="Standard"/>
      <text:p text:style-name="Standard">Lesson10: For Loops in Javascript 第10课：对于循环的Javascript</text:p>
      <text:p text:style-name="Standard">Video: Basic For Loop 视频：基本为循环</text:p>
      <text:p text:style-name="Standard">Example: For Loop 例如：为循环</text:p>
      <text:p text:style-name="Standard">Assignment: Chalk Board 分配：粉笔板</text:p>
      <text:p text:style-name="Standard">Assignment: Caterpillar 分配：卡特彼勒</text:p>
      <text:p text:style-name="Standard"/>
      <text:p text:style-name="Standard">Video: General For Loop 视频：一般为循环</text:p>
      <text:p text:style-name="Standard">Example: Countdown 例如：倒计时</text:p>
      <text:p text:style-name="Standard">Example: Count By Twos 例如：计数三三两两</text:p>
      <text:p text:style-name="Standard">Assignment: Count By Sevens 任务：计数七公七</text:p>
      <text:p text:style-name="Standard">Assignment: Powers of Two 赋值：两权</text:p>
      <text:p text:style-name="Standard"/>
      <text:p text:style-name="Standard">Video: For Loop Examples 视频：为循环的例子</text:p>
      <text:p text:style-name="Standard">Example: For Loop Sum 例如：为循环求和</text:p>
      <text:p text:style-name="Standard">Assignment: Better Sum 分配：更好地总结</text:p>
      <text:p text:style-name="Standard">Assignment: Factorial 分配：阶乘</text:p>
      <text:p text:style-name="Standard">Assignment: All Dice Values 分配：所有骰子值</text:p>
      <text:p text:style-name="Standard"/>
      <text:p text:style-name="Standard">Lesson 11: Random Numbers 第11课：随机数</text:p>
      <text:p text:style-name="Standard">Video: Random Numbers 视频：随机数</text:p>
      <text:p text:style-name="Standard">Example: Rolling a Die 例如：掷骰子</text:p>
      <text:p text:style-name="Standard">Example: Flipping a Coin 例如：掷硬币</text:p>
      <text:p text:style-name="Standard">Assignment: Lots of Dice 分配：很多骰子</text:p>
      <text:p text:style-name="Standard">Assignment: Random Color Squares 分配：随机颜色的方块</text:p>
      <text:p text:style-name="Standard"/>
      <text:p text:style-name="Standard"><text:soft-page-break/>Lesson 12: While Loops 第12课：当循环</text:p>
      <text:p text:style-name="Standard">Video: While Loops 视频：在循环</text:p>
      <text:p text:style-name="Standard">Example: While Loop Countdown 例如：循环循环倒计时</text:p>
      <text:p text:style-name="Standard">Assignment: Inventory 作业：库存</text:p>
      <text:p text:style-name="Standard">Assignment: Fibonacci 分配：斐波那契</text:p>
      <text:p text:style-name="Standard"/>
      <text:p text:style-name="Standard">Lesson 13: Loop and a Half 第13课：循环和半</text:p>
      <text:p text:style-name="Standard">Video: Loop and a Half 视频：循环和一个半</text:p>
      <text:p text:style-name="Standard">Example: Adding Up Numbers 例如：添加数最多</text:p>
      <text:p text:style-name="Standard">Assignment: Snake Eyes 分配：蛇眼</text:p>
      <text:p text:style-name="Standard">Assignment: Better Password Prompt 任务：更好的密码提示</text:p>
      <text:p text:style-name="Standard"/>
      <text:p text:style-name="Standard">Lesson 14: Functions and Parameters 第14课：函数和参数</text:p>
      <text:p text:style-name="Standard">Video: Functions and Parameters 1 视频：函数和参数1</text:p>
      <text:p text:style-name="Standard">Example: Double Number 例如：双号</text:p>
      <text:p text:style-name="Standard">Assignment: Square 分配：广场</text:p>
      <text:p text:style-name="Standard">Assignment: Triple 分配：三重</text:p>
      <text:p text:style-name="Standard"/>
      <text:p text:style-name="Standard">Video: Functions and Parameters 2 视频：函数和参数2</text:p>
      <text:p text:style-name="Standard">Example: Sum Function 例如：添加功能</text:p>
      <text:p text:style-name="Standard">Assignment: Area of a Triangle 作业：一个三角形的面积</text:p>
      <text:p text:style-name="Standard">Assignment: Height in Meters 作业：身高米</text:p>
      <text:p text:style-name="Standard"/>
      <text:p text:style-name="Standard">Video: Functions and Parameters 3 视频：函数和参数3</text:p>
      <text:p text:style-name="Standard">Example: Draw Circles 例如：绘制圆</text:p>
      <text:p text:style-name="Standard">Assignment: Horizontal Lines 分配：水平线</text:p>
      <text:p text:style-name="Standard">Assignment: Graphics Stop Light 作业：图形刹车灯</text:p>
      <text:p text:style-name="Standard">Assignment: Pool Table 转让：台球桌</text:p>
      <text:p text:style-name="Standard"/>
      <text:p text:style-name="Standard">Lesson 15: Functions and Return Values 第15课：函数和返回值</text:p>
      <text:p text:style-name="Standard">Video: Functions and Return Values 1 视频：函数和返回值1</text:p>
      <text:p text:style-name="Standard">Example: Double Number 例如：双号</text:p>
      <text:p text:style-name="Standard">Assignment: Square with Return Values 分配：广场返回值</text:p>
      <text:p text:style-name="Standard">Assignment: Triple with Return Values 分配：三重与返回值</text:p>
      <text:p text:style-name="Standard"/>
      <text:p text:style-name="Standard">Video: Functions and Return Values 2 视频：函数和返回值2</text:p>
      <text:p text:style-name="Standard">Example: Return Values 例如：返回值</text:p>
      <text:p text:style-name="Standard">Assignment: Is It Even? 任务：它是什？</text:p>
      <text:p text:style-name="Standard">Assignment: Max 赋值：最大</text:p>
      <text:p text:style-name="Standard"/>
      <text:p text:style-name="Standard">Lesson 16: Local Variables and Scope 第16课：局部变量和作用域</text:p>
      <text:p text:style-name="Standard">Video: Local Variables and Scope 视频：局部变量和作用域</text:p>
      <text:p text:style-name="Standard">Example: Return Values 例如：返回值</text:p>
      <text:p text:style-name="Standard">Assignment: Local Variables 赋值：局部变量</text:p>
      <text:p text:style-name="Standard"><text:soft-page-break/>Badge: Javascript Exercises Badge 徽章：使用Javascript练习徽章</text:p>
      <text:p text:style-name="Standard"/>
      <text:p text:style-name="Standard">Lesson 17: Basic Javascript and Graphics Challenges 第17课​​：基本JavaScript和图形的挑战</text:p>
      <text:p text:style-name="Standard">Challenge: Ghosts 挑战：幽灵</text:p>
      <text:p text:style-name="Standard">Challenge: Guessing Game 挑战：竞猜游戏</text:p>
      <text:p text:style-name="Standard">Challenge: Draw Something 挑战：画的东西</text:p>
      <text:p text:style-name="Standard">Badge: Javascript Challenges Badge 徽章：使用Javascript挑战徽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h Clark</meta:initial-creator>
    <meta:creation-date>2014-06-07T17:39:59.68</meta:creation-date>
    <dc:date>2014-06-17T00:38:02.12</dc:date>
    <dc:creator>Erich Clark</dc:creator>
    <meta:editing-duration>PT6H53M22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4" meta:paragraph-count="117" meta:word-count="866" meta:character-count="3991"/>
  </office:meta>
</office:document-meta>
</file>